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Text_20_body">
      <loext:graphic-properties draw:fill-gradient-name="gradient" draw:fill-hatch-name="hatch"/>
      <style:paragraph-properties>
        <style:drop-cap style:lines="2"/>
      </style:paragraph-properties>
      <style:text-properties officeooo:rsid="00048dc4" officeooo:paragraph-rsid="00048dc4"/>
    </style:style>
    <style:style style:name="P2" style:family="paragraph" style:parent-style-name="Text_20_body">
      <loext:graphic-properties draw:fill-gradient-name="gradient" draw:fill-hatch-name="hatch"/>
      <style:paragraph-properties>
        <style:drop-cap style:lines="2"/>
      </style:paragraph-properties>
      <style:text-properties officeooo:rsid="00048dc4" officeooo:paragraph-rsid="00075b06"/>
    </style:style>
    <style:style style:name="P3" style:family="paragraph" style:parent-style-name="Text_20_body">
      <style:text-properties officeooo:rsid="0004c7bc" officeooo:paragraph-rsid="0004c7bc"/>
    </style:style>
    <style:style style:name="P4" style:family="paragraph" style:parent-style-name="Text_20_body">
      <style:text-properties fo:font-style="normal" officeooo:rsid="0004c7bc" officeooo:paragraph-rsid="0004c7bc" style:font-style-asian="normal" style:font-style-complex="normal"/>
    </style:style>
    <style:style style:name="T1" style:family="text">
      <style:text-properties officeooo:rsid="0004c7bc"/>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fo:color="#000000" loext:opacity="100%" style:text-line-through-style="none" style:text-line-through-type="none" style:font-name="Times New Roman" fo:font-size="2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4c7bc"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ace"><text:bookmark text:name="docs-internal-guid-386a9d96-7fff-4fd4-b263-33c32d67d21b"/>Preface</text:p>
      <text:p text:style-name="P2"><text:span text:style-name="T6">This book isn’t written to tell you everything ever </text:span><text:span text:style-name="T7">written</text:span><text:span text:style-name="T6"> about organ building. </text:span><text:span text:style-name="T7">This book is for an intelligent amateur interested in building a small pipe organ without any fancy electropneumatic action. It covers everything that’s practically necessary for an at-home crafter to build an organ.</text:span></text:p>
      <text:p text:style-name="Text_20_body">When a generally crafty person catches the organ-building bug, they’re met with a lot of resources that are overly technical, overly theoretical, or assume that the builder has a large body of background knowledge about organ building. This is not one of those books.</text:p>
      <text:p text:style-name="Text_20_body">On the other hand, when reading introductory material about the function of the pipe organ, the information that’s readily available is overly general, overly vague, and assumes that the would-be builder has the approximate technical skill of the average two-year-old. This is not one of those resources.</text:p>
      <text:p text:style-name="Text_20_body"><text:span text:style-name="T6">Organ construction is widely interesting to a broad range of people, but there currently aren’t any books written to the average, motivated amateur of the 21st</text:span><text:span text:style-name="T9"> </text:span><text:span text:style-name="T6">century. This </text:span><text:span text:style-name="T8">is</text:span><text:span text:style-name="T9"> </text:span><text:span text:style-name="T6">that book.</text:span></text:p>
      <text:p text:style-name="Text_20_body"><text:span text:style-name="T6">This book is largely a rewrite of Mark Wicks’ </text:span><text:span text:style-name="T8">Organ Building for Amateurs</text:span><text:span text:style-name="T6">, but updates it for use in this century. It will cover his method for making organ pipes from paper, which is cheap and effective, but also explores other more recent manufacturing techniques.</text:span></text:p>
      <text:p text:style-name="Text_20_body">Building even a small, simple organ is of such personal, educational, engineering, and artistic value that it is guaranteed to enrich the life of any amateur with the care, patience, and perseverance to actually accomplish such an impressive task. I genuinely hope that this book will provide years of enrichment to the lives of all who read and follow it.</text:p>
      <text:p text:style-name="Text_20_body"><text:span text:style-name="T3"><text:tab/>February 20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ace" style:family="paragraph" style:parent-style-name="Heading_20_1" style:default-outline-level="" style:list-style-nam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date>2023-02-25T11:08:29.552000000</dc:date>
    <meta:editing-duration>PT50M27S</meta:editing-duration>
    <meta:editing-cycles>8</meta:editing-cycles>
    <dc:creator>Tate Shannon</dc:creator>
    <meta:document-statistic meta:table-count="0" meta:image-count="0" meta:object-count="0" meta:page-count="1" meta:paragraph-count="8" meta:word-count="276" meta:character-count="1700" meta:non-whitespace-character-count="1431"/>
  </office:meta>
</office:document-meta>
</file>